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Genev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fo:font-variant="normal" fo:text-transform="none" fo:color="#333333" style:font-name="Arial" fo:font-size="8.39999961853027pt" fo:letter-spacing="normal" fo:font-style="normal" fo:font-weight="normal"/>
    </style:style>
    <style:style style:name="T2" style:family="text">
      <style:text-properties fo:font-variant="normal" fo:text-transform="none" fo:color="#333333" style:font-name="Arial" fo:font-size="8.39999961853027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3057ce" style:text-line-through-style="none" style:text-line-through-type="none" style:font-name="Arial" fo:font-size="8.39999961853027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officeooo:rsid="0011363d"/>
    </style:style>
    <style:style style:name="T5" style:family="text">
      <style:text-properties fo:language="ru" fo:country="RU" officeooo:rsid="001136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uble Exponential Moving Average (DEMA)</text:p>
      <text:p text:style-name="Text_20_body"/>
      <text:p text:style-name="P1"><text:span text:style-name="T5">И</text:span>ндикатор DEMA (Double Exponential Moving Average – Двойная Экспоненциальная Скользящая Средняя). Индикатор представляет собой альтернативный метод построения экспоненциальной скользящей средней (в дальнейшем EMA).</text:p>
      <text:p text:style-name="P1"><text:bookmark text:name="more-8496"/>Целью создания индикатора DEMA было уменьшить отставания скользящей средней от цены, которое присуще классической EMA индикатора Moving Average.</text:p>
      <text:p text:style-name="P1">Формула расчета индикатора представляет собой разность удвоенной однократной EMA с дважды сглаженной той же EMA:</text:p>
      <text:p text:style-name="P1"/>
      <text:p text:style-name="P2"><text:span text:style-name="Strong_20_Emphasis">DEMA (i) = 2 * EMA (i) – EMA (EMA (i))</text:span></text:p>
      <text:p text:style-name="Text_20_body"/>
      <text:p text:style-name="Text_20_body">В результате полученная скользящая средняя меньше отстает от цены. Параметр у индикатора только один, это значения периода. Расчет скользящей идет по цене закрытия свечи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Genev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7:56:53.710000000</meta:creation-date>
    <dc:date>2020-02-17T08:00:52.377000000</dc:date>
    <meta:editing-duration>PT3M59S</meta:editing-duration>
    <meta:editing-cycles>1</meta:editing-cycles>
    <meta:document-statistic meta:table-count="0" meta:image-count="0" meta:object-count="0" meta:page-count="1" meta:paragraph-count="6" meta:word-count="94" meta:character-count="718" meta:non-whitespace-character-count="628"/>
    <meta:generator>LibreOffice/6.1.3.2$Windows_X86_64 LibreOffice_project/86daf60bf00efa86ad547e59e09d6bb77c699acb</meta:generator>
  </office:meta>
</office:document-meta>
</file>